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mm"/>
    </style:style>
    <style:style style:name="co2" style:family="table-column">
      <style:table-column-properties fo:break-before="auto" style:column-width="7.37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64.68mm"/>
    </style:style>
    <style:style style:name="co5" style:family="table-column">
      <style:table-column-properties fo:break-before="auto" style:column-width="70.06mm"/>
    </style:style>
    <style:style style:name="co6" style:family="table-column">
      <style:table-column-properties fo:break-before="auto" style:column-width="69.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a1467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1]+[.B1]"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  <table:table-cell table:style-name="ce2" office:value-type="string" calcext:value-type="string">
            <text:p>KeinZf</text:p>
          </table:table-cell>
          <table:table-cell table:style-name="ce2" office:value-type="string" calcext:value-type="string">
            <text:p>KeinZylon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]+[.B2]"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]+[.B3]" office:value-type="float" office:value="3" calcext:value-type="float">
            <text:p>3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4]+[.B4]" office:value-type="float" office:value="3" calcext:value-type="float">
            <text:p>3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]+[.B5]" office:value-type="float" office:value="2" calcext:value-type="float">
            <text:p>2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]+[.B6]" office:value-type="float" office:value="2" calcext:value-type="float">
            <text:p>2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]+[.B7]" office:value-type="float" office:value="4" calcext:value-type="float">
            <text:p>4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A8]+[.B8]" office:value-type="float" office:value="0" calcext:value-type="float">
            <text:p>0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9]+[.B9]" office:value-type="float" office:value="3" calcext:value-type="float">
            <text:p>3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10]+[.B10]" office:value-type="float" office:value="2" calcext:value-type="float">
            <text:p>2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11]+[.B11]" office:value-type="float" office:value="3" calcext:value-type="float">
            <text:p>3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2]+[.B12]" office:value-type="float" office:value="3" calcext:value-type="float">
            <text:p>3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A13]+[.B13]" office:value-type="float" office:value="4" calcext:value-type="float">
            <text:p>4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4]+[.B14]" office:value-type="float" office:value="3" calcext:value-type="float">
            <text:p>3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15]+[.B15]" office:value-type="float" office:value="2" calcext:value-type="float">
            <text:p>2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6]+[.B16]" office:value-type="float" office:value="3" calcext:value-type="float">
            <text:p>3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7]+[.B17]" office:value-type="float" office:value="4" calcext:value-type="float">
            <text:p>4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18]+[.B18]"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19]+[.B19]" office:value-type="float" office:value="3" calcext:value-type="float">
            <text:p>3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3" calcext:value-type="float">
            <text:p>3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1]+[.B21]"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22]+[.B22]" office:value-type="float" office:value="2" calcext:value-type="float">
            <text:p>2</text:p>
          </table:table-cell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3]+[.B23]" office:value-type="float" office:value="3" calcext:value-type="float">
            <text:p>3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4]+[.B24]" office:value-type="float" office:value="3" calcext:value-type="float">
            <text:p>3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5]+[.B25]"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6]+[.B26]" office:value-type="float" office:value="2" calcext:value-type="float">
            <text:p>2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27]+[.B27]" office:value-type="float" office:value="3" calcext:value-type="float">
            <text:p>3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8]+[.B28]"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9]+[.B29]"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30]+[.B30]" office:value-type="float" office:value="2" calcext:value-type="float">
            <text:p>2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31]+[.B31]"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32]+[.B32]"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3]+[.B33]" office:value-type="float" office:value="3" calcext:value-type="float">
            <text:p>3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4]+[.B34]" office:value-type="float" office:value="4" calcext:value-type="float">
            <text:p>4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35]+[.B35]"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]+[.B36]" office:value-type="float" office:value="2" calcext:value-type="float">
            <text:p>2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37]+[.B37]" office:value-type="float" office:value="1" calcext:value-type="float">
            <text:p>1</text:p>
          </table:table-cell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38]+[.B38]" office:value-type="float" office:value="2" calcext:value-type="float">
            <text:p>2</text:p>
          </table:table-cell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39]+[.B39]" office:value-type="float" office:value="2" calcext:value-type="float">
            <text:p>2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0]+[.B40]" office:value-type="float" office:value="1" calcext:value-type="float">
            <text:p>1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1]+[.B41]" office:value-type="float" office:value="1" calcext:value-type="float">
            <text:p>1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3" calcext:value-type="float">
            <text:p>3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43]+[.B43]" office:value-type="float" office:value="3" calcext:value-type="float">
            <text:p>3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44]+[.B44]" office:value-type="float" office:value="3" calcext:value-type="float">
            <text:p>3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45]+[.B45]" office:value-type="float" office:value="2" calcext:value-type="float">
            <text:p>2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6]+[.B46]"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A47]+[.B47]" office:value-type="float" office:value="0" calcext:value-type="float">
            <text:p>0</text:p>
          </table:table-cell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formula="of:=[.A48]+[.B48]"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9]+[.B49]" office:value-type="float" office:value="6" calcext:value-type="float">
            <text:p>6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0]+[.B50]"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1]+[.B51]" office:value-type="float" office:value="2" calcext:value-type="float">
            <text:p>2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8"/>
        </table:table-row>
        <table:table-row table:style-name="ro1">
          <table:table-cell/>
          <table:table-cell table:style-name="ce11"/>
          <table:table-cell table:formula="of:=[.A52]+[.B52]" office:value-type="float" office:value="0" calcext:value-type="float">
            <text:p>0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3]+[.B53]" office:value-type="float" office:value="4" calcext:value-type="float">
            <text:p>4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4]+[.B54]"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5]+[.B55]"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6]+[.B56]"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formula="of:=[.A57]+[.B57]" office:value-type="float" office:value="3" calcext:value-type="float">
            <text:p>3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58]+[.B58]" office:value-type="float" office:value="3" calcext:value-type="float">
            <text:p>3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59]+[.B59]" office:value-type="float" office:value="3" calcext:value-type="float">
            <text:p>3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60]+[.B60]" office:value-type="float" office:value="1" calcext:value-type="float">
            <text:p>1</text:p>
          </table:table-cell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1]+[.B61]"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2]+[.B62]" office:value-type="float" office:value="4" calcext:value-type="float">
            <text:p>4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63]+[.B63]"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]+[.B64]" office:value-type="float" office:value="2" calcext:value-type="float">
            <text:p>2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65]+[.B65]" office:value-type="float" office:value="1" calcext:value-type="float">
            <text:p>1</text:p>
          </table:table-cell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6]+[.B66]" office:value-type="float" office:value="2" calcext:value-type="float">
            <text:p>2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A67]+[.B67]" office:value-type="float" office:value="0" calcext:value-type="float">
            <text:p>0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8]+[.B68]"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9]+[.B69]"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70]+[.B70]"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71]+[.B71]"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72]+[.B72]" office:value-type="float" office:value="1" calcext:value-type="float">
            <text:p>1</text:p>
          </table:table-cell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3]+[.B73]" office:value-type="float" office:value="4" calcext:value-type="float">
            <text:p>4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74]+[.B74]"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75]+[.B75]"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formula="of:=[.A76]+[.B76]" office:value-type="float" office:value="2" calcext:value-type="float">
            <text:p>2</text:p>
          </table:table-cell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77]+[.B77]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78]+[.B78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Aaron Doral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79]+[.B79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80]+[.B80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81]+[.B81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82]+[.B82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83]+[.B83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84]+[.B84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Leoben Conoy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[.A85]+[.B85]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Alt</text:p>
          </table:table-cell>
          <table:table-cell table:style-name="Default" office:value-type="string" calcext:value-type="string">
            <text:p>Neu</text:p>
          </table:table-cell>
          <table:table-cell table:style-name="Default" office:value-type="string" calcext:value-type="string">
            <text:p>Summe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(01/2019)</text:p>
          </table:table-cell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0:48:25.83928350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04T10:49:31.502417290</dc:date>
    <meta:editing-duration>PT17H30M5S</meta:editing-duration>
    <meta:editing-cycles>64</meta:editing-cycles>
    <meta:generator>LibreOffice/6.3.1.2$Linux_X86_64 LibreOffice_project/30$Build-2</meta:generator>
    <meta:document-statistic meta:table-count="1" meta:cell-count="484" meta:object-count="0"/>
  </office:meta>
</office:document-meta>
</file>